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476" officeooo:paragraph-rsid="00086476"/>
    </style:style>
    <style:style style:name="P2" style:family="paragraph" style:parent-style-name="Standard">
      <style:text-properties fo:font-size="12pt" officeooo:rsid="00086476" officeooo:paragraph-rsid="00086476" style:font-size-asian="10.5pt" style:font-size-complex="12pt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fo:background-color="#ffff00" loext:char-shading-value="0" style:font-size-asian="17.5pt" style:font-size-complex="20pt"/>
    </style:style>
    <style:style style:name="T3" style:family="text">
      <style:text-properties fo:font-size="20pt" fo:background-color="#ffff00" loext:char-shading-value="0" style:font-size-asian="17.5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8"/><text:span text:style-name="T3">Assignment 2</text:span></text:p>
      <text:p text:style-name="P2">Q1. Explain basic structure of a c program with an example.</text:p>
      <text:p text:style-name="P2">Ans. Basic structure of a C Program are follow:-</text:p>
      <text:p text:style-name="P2">A. Comment line- </text:p>
      <text:p text:style-name="P2"><text:s text:c="2"/>This is a note where we explain about the program and also explain what certain part of your program is do/ indicate the purpose of the program.</text:p>
      <text:p text:style-name="P2">Comments are two types:-</text:p>
      <text:p text:style-name="P2">a. Single line comments- In this we write a single to comment. It is denoted by the '//'.</text:p>
      <text:p text:style-name="P2">b. Multiline comments- IN this we write multiple line in comment. It is denoted by the <text:s text:c="7"/>'/* .........*/'.</text:p>
      <text:p text:style-name="P2"/>
      <text:p text:style-name="P2">B. Pre-processor Directive:-#include&lt;stdio.h&gt; tells the compiler to include information about the standard input/output library. It is also used in symbolic constant such as #define PI 3.14(value).</text:p>
      <text:p text:style-name="P2">The stdio.h standard input output header file contains definition &amp; declaration of system defined function such as printf(), scanf(), etc.. <text:s/>.</text:p>
      <text:p text:style-name="P2"/>
      <text:p text:style-name="P2">C. Main Function:-</text:p>
      <text:p text:style-name="P2">It is the user define function and every C program must have a 'main()' function. This function is where the program starts executing. It's mandatory in C programs.</text:p>
      <text:p text:style-name="P2"/>
      <text:p text:style-name="P2">Syntax: </text:p>
      <text:p text:style-name="P2"><text:s text:c="3"/>main()</text:p>
      <text:p text:style-name="P2"><text:s text:c="6"/>{</text:p>
      <text:p text:style-name="P2"><text:s text:c="9"/>.......</text:p>
      <text:p text:style-name="P2"><text:s text:c="9"/>.......</text:p>
      <text:p text:style-name="P2"><text:s text:c="6"/>}</text:p>
      <text:p text:style-name="P2"><text:s/>The main() function return value when it declared by datatype as int main().</text:p>
      <text:p text:style-name="P2"><text:s/>From main function actually program is started and it is encloses within the pair of curly braces. </text:p>
      <text:p text:style-name="P2"/>
      <text:p text:style-name="P2">D. Statements:-</text:p>
      <text:p text:style-name="P2"><text:s text:c="3"/>Inside 'main()' we write statements that perform tasks. </text:p>
      <text:p text:style-name="P2"><text:s text:c="3"/>Statements are instruction that tell the computer what to do.</text:p>
      <text:p text:style-name="P2"/>
      <text:p text:style-name="P2">Example:-</text:p>
      <text:p text:style-name="P2"/>
      <text:p text:style-name="P2">#inlude&lt;stdio.h&gt; //Include the standard input- output library</text:p>
      <text:p text:style-name="P2">#define PI 3.14</text:p>
      <text:p text:style-name="P2"/>
      <text:p text:style-name="P2">//The main function where execution begins</text:p>
      <text:p text:style-name="P2">int main()</text:p>
      <text:p text:style-name="P2">{</text:p>
      <text:p text:style-name="P2"/>
      <text:p text:style-name="P2"><text:s text:c="3"/>// Print a statements to the cnsole</text:p>
      <text:p text:style-name="P2"><text:s text:c="4"/>printf("Welcome Wipro:\n");</text:p>
      <text:p text:style-name="P2"><text:s text:c="5"/></text:p>
      <text:p text:style-name="P2"><text:s text:c="4"/>return 0;</text:p>
      <text:p text:style-name="P2"/>
      <text:p text:style-name="P2">}</text:p>
      <text:p text:style-name="P2"/>
      <text:p text:style-name="P2"/>
      <text:p text:style-name="P2"/>
      <text:p text:style-name="P2"/>
      <text:p text:style-name="P2"><text:soft-page-break/>Q2. What are the different types data types in c programming?</text:p>
      <text:p text:style-name="P2">Ans. Data types specify how we enter data into our programs and what type of data we enter. C language has some predefined set of data types to handle various kinds of data that we can use in our program. Data type determines the type of data a variable will hold.</text:p>
      <text:p text:style-name="P2"/>
      <text:p text:style-name="P2">C language supports 2 different type of data types:</text:p>
      <text:p text:style-name="P2">a. Primary data types:</text:p>
      <text:p text:style-name="P2">These are fundamental data types in C namely integer(int), floating point(float),</text:p>
      <text:p text:style-name="P2">character(char) and void.</text:p>
      <text:p text:style-name="P2"><text:s/>int size = 2 bytes</text:p>
      <text:p text:style-name="P2"><text:s/>long int = 4 bytes</text:p>
      <text:p text:style-name="P2"><text:s/>float = 4 bytes</text:p>
      <text:p text:style-name="P2"><text:s/>double = 8 bytes</text:p>
      <text:p text:style-name="P2"><text:s/>long double = 10</text:p>
      <text:p text:style-name="P2"><text:s/>char = 1 byte</text:p>
      <text:p text:style-name="P2"/>
      <text:p text:style-name="P2">b. Derived data types:</text:p>
      <text:p text:style-name="P2">Derived data types are nothing but primary data-types but a little twisted or grouped</text:p>
      <text:p text:style-name="P2">together like array, structure, union and pointer. These are discussed in details lat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3. Define macro. Write a c program to demonstrate user defined macro.</text:p>
      <text:p text:style-name="P2">Ans. A macro is a block of a code which will be replace by the value of the macro.</text:p>
      <text:p text:style-name="P2"><text:s text:c="5"/>It is a <text:s/>pre=processor directive that allows you to define a symbolic name or identifies for a certain value or a block of code.</text:p>
      <text:p text:style-name="P2"><text:s text:c="5"/>Macros are processed by the pre-processor before actual compilation begins. </text:p>
      <text:p text:style-name="P2"><text:s text:c="4"/>Example :</text:p>
      <text:p text:style-name="P2"><text:s text:c="5"/>#define PI 3.14</text:p>
      <text:p text:style-name="P2"><text:s text:c="6"/>PI =====&gt; 3.14</text:p>
      <text:p text:style-name="P2"/>
      <text:p text:style-name="P2"><text:s text:c="3"/>#include&lt;stdio.h&gt;</text:p>
      <text:p text:style-name="P2"><text:s text:c="3"/>#defien PI 3.14 //Define a macro for PI.</text:p>
      <text:p text:style-name="P2"><text:s text:c="4"/></text:p>
      <text:p text:style-name="P2"><text:s text:c="5"/>int main()</text:p>
      <text:p text:style-name="P2"><text:s text:c="5"/>{</text:p>
      <text:p text:style-name="P2"><text:s text:c="9"/>float radius =5.0</text:p>
      <text:p text:style-name="P2"><text:s text:c="9"/>float area;</text:p>
      <text:p text:style-name="P2"><text:s text:c="8"/></text:p>
      <text:p text:style-name="P2"><text:s text:c="10"/>area = PI * radius * radius;</text:p>
      <text:p text:style-name="P2"><text:s text:c="10"/>printf("Radius of the circle : %.2f \n", radius);</text:p>
      <text:p text:style-name="P2"><text:s text:c="10"/>printf("Area of the circle: %.2f \n ", area);</text:p>
      <text:p text:style-name="P2"/>
      <text:p text:style-name="P2"><text:s text:c="8"/>return 0;</text:p>
      <text:p text:style-name="P2"><text:s text:c="6"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4.Write a c program to demonstrate printf(),scanf(),fgets() and puts() with an example.</text:p>
      <text:p text:style-name="P2">Ans.</text:p>
      <text:p text:style-name="P2">#include &lt;stdio.h&gt;</text:p>
      <text:p text:style-name="P2">#include &lt;string.h&gt;</text:p>
      <text:p text:style-name="P2"/>
      <text:p text:style-name="P2">int main() </text:p>
      <text:p text:style-name="P2">{</text:p>
      <text:p text:style-name="P2"><text:s text:c="4"/>char name[50];</text:p>
      <text:p text:style-name="P2"><text:s text:c="4"/>int age;</text:p>
      <text:p text:style-name="P2"><text:s text:c="4"/>float salary;</text:p>
      <text:p text:style-name="P2"><text:s text:c="4"/>char sentence[100];</text:p>
      <text:p text:style-name="P2"/>
      <text:p text:style-name="P2"><text:s text:c="4"/>// Demonstrating printf() and scanf() for basic input and output</text:p>
      <text:p text:style-name="P2"><text:s text:c="4"/>printf("Enter your name: ");</text:p>
      <text:p text:style-name="P2"><text:s text:c="4"/>scanf("%s", name); <text:s/>// Read a string input (ignores spaces)</text:p>
      <text:p text:style-name="P2"><text:s text:c="4"/></text:p>
      <text:p text:style-name="P2"><text:s text:c="4"/>printf("Enter your age: ");</text:p>
      <text:p text:style-name="P2"><text:s text:c="4"/>scanf("%d", &amp;age); <text:s/>// Read an integer input</text:p>
      <text:p text:style-name="P2"><text:s text:c="4"/></text:p>
      <text:p text:style-name="P2"><text:s text:c="4"/>printf("Enter your salary: ");</text:p>
      <text:p text:style-name="P2"><text:s text:c="4"/>scanf("%f", &amp;salary); <text:s/>// Read a float input</text:p>
      <text:p text:style-name="P2"/>
      <text:p text:style-name="P2"><text:s text:c="4"/>// Displaying user information using printf()</text:p>
      <text:p text:style-name="P2"><text:s text:c="4"/>printf("\n--- User Information ---\n");</text:p>
      <text:p text:style-name="P2"><text:s text:c="4"/>printf("Name: %s\n", name);</text:p>
      <text:p text:style-name="P2"><text:s text:c="4"/>printf("Age: %d\n", age);</text:p>
      <text:p text:style-name="P2"><text:s text:c="4"/>printf("Salary: %.2f\n", salary);</text:p>
      <text:p text:style-name="P2"/>
      <text:p text:style-name="P2"><text:s/>// Using fgets() and puts() to handle string input/output</text:p>
      <text:p text:style-name="P2"><text:s text:c="4"/>printf("\nEnter a sentence (up to 99 characters): ");</text:p>
      <text:p text:style-name="P2"><text:s text:c="4"/>getchar(); <text:s/>// Clear input buffer</text:p>
      <text:p text:style-name="P2"><text:s text:c="4"/>fgets(sentence, sizeof(sentence), stdin); <text:s/>// Read a line of input including spaces</text:p>
      <text:p text:style-name="P2"/>
      <text:p text:style-name="P2"><text:s text:c="4"/>// Displaying the sentence entered by the user using puts()</text:p>
      <text:p text:style-name="P2"><text:s text:c="4"/>printf("You entered: ");</text:p>
      <text:p text:style-name="P2"><text:s text:c="4"/>puts(sentence); <text:s/>// Output the string</text:p>
      <text:p text:style-name="P2"/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8:08:49.591211526</meta:creation-date>
    <dc:date>2024-06-30T18:12:40.372790633</dc:date>
    <meta:editing-duration>PT3M51S</meta:editing-duration>
    <meta:editing-cycles>1</meta:editing-cycles>
    <meta:document-statistic meta:table-count="0" meta:image-count="0" meta:object-count="0" meta:page-count="5" meta:paragraph-count="102" meta:word-count="667" meta:character-count="4344" meta:non-whitespace-character-count="3415"/>
    <meta:generator>LibreOffice/7.3.7.2$Linux_X86_64 LibreOffice_project/30$Build-2</meta:generator>
  </office:meta>
</office:document-meta>
</file>